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P3" style:family="paragraph" style:parent-style-name="Standard">
      <style:paragraph-properties fo:text-align="end" style:justify-single-word="false"/>
      <style:text-properties fo:color="#000000"/>
    </style:style>
    <style:style style:name="P4" style:family="paragraph" style:parent-style-name="Standard">
      <style:text-properties fo:font-variant="normal" fo:text-transform="none" fo:color="#222222" style:font-name="Times1" fo:font-size="12pt" fo:letter-spacing="normal" fo:font-style="normal" fo:font-weight="normal" officeooo:rsid="00178a23" officeooo:paragraph-rsid="00178a23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Times1" fo:font-size="12pt" style:font-size-asian="12pt" style:font-size-complex="12pt"/>
    </style:style>
    <style:style style:name="P6" style:family="paragraph" style:parent-style-name="Standard">
      <style:text-properties style:font-name="Times1" fo:font-size="12pt" officeooo:paragraph-rsid="00178a23" style:font-size-asian="12pt" style:font-size-complex="12pt"/>
    </style:style>
    <style:style style:name="P7" style:family="paragraph" style:parent-style-name="Standard">
      <style:text-properties style:font-name="Times1" fo:font-size="12pt" officeooo:rsid="002252a8" style:font-size-asian="12pt" style:font-size-complex="12pt"/>
    </style:style>
    <style:style style:name="P8" style:family="paragraph" style:parent-style-name="Standard">
      <style:text-properties style:font-name="Times1" fo:font-size="12pt" officeooo:rsid="004437d5" style:font-size-asian="12pt" style:font-size-complex="12pt"/>
    </style:style>
    <style:style style:name="P9" style:family="paragraph" style:parent-style-name="Standard">
      <style:text-properties style:font-name="Times1" fo:font-size="12pt" officeooo:rsid="004437d5" officeooo:paragraph-rsid="004437d5" style:font-size-asian="12pt" style:font-size-complex="12pt"/>
    </style:style>
    <style:style style:name="P10" style:family="paragraph" style:parent-style-name="Standard">
      <style:text-properties style:font-name="Times1" fo:font-size="12pt" officeooo:rsid="004437d5" officeooo:paragraph-rsid="00463bfe" style:font-size-asian="12pt" style:font-size-complex="12pt"/>
    </style:style>
    <style:style style:name="P11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12" style:family="paragraph" style:parent-style-name="Standard">
      <style:text-properties style:font-name="Times1" fo:font-size="12pt" officeooo:rsid="00290136" officeooo:paragraph-rsid="0053b6f9" style:font-size-asian="12pt" style:font-size-complex="12pt"/>
    </style:style>
    <style:style style:name="P13" style:family="paragraph" style:parent-style-name="Standard">
      <style:text-properties style:font-name="Times1" fo:font-size="12pt" officeooo:rsid="006e86ad" officeooo:paragraph-rsid="006e86ad" style:font-size-asian="12pt" style:font-size-complex="12pt"/>
    </style:style>
    <style:style style:name="P14" style:family="paragraph" style:parent-style-name="Standard">
      <style:text-properties style:font-name="Times1" fo:font-size="12pt" officeooo:rsid="006ffc42" officeooo:paragraph-rsid="006ffc42" style:font-size-asian="12pt" style:font-size-complex="12pt"/>
    </style:style>
    <style:style style:name="P15" style:family="paragraph" style:parent-style-name="Standard">
      <style:text-properties style:font-name="Times1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text-properties style:font-name="Times1" fo:font-size="12pt" fo:font-style="italic" officeooo:rsid="001e9944" officeooo:paragraph-rsid="002cc3aa" style:font-size-asian="12pt" style:font-style-asian="italic" style:font-size-complex="12pt" style:font-style-complex="italic"/>
    </style:style>
    <style:style style:name="P17" style:family="paragraph" style:parent-style-name="Standard">
      <style:text-properties style:font-name="Times1" fo:font-size="12pt" fo:font-style="italic" officeooo:rsid="001e9944" officeooo:paragraph-rsid="001e9944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Times1" fo:font-size="12pt" fo:font-style="italic" officeooo:rsid="00178a23" officeooo:paragraph-rsid="00178a23" style:font-size-asian="12pt" style:font-style-asian="italic" style:font-size-complex="12pt" style:font-style-complex="italic"/>
    </style:style>
    <style:style style:name="P19" style:family="paragraph" style:parent-style-name="Standard">
      <style:text-properties style:font-name="Times1" fo:font-size="12pt" fo:font-style="italic" officeooo:paragraph-rsid="00178a23" style:font-size-asian="12pt" style:font-style-asian="italic" style:font-size-complex="12pt" style:font-style-complex="italic"/>
    </style:style>
    <style:style style:name="P20" style:family="paragraph" style:parent-style-name="Standard">
      <style:text-properties style:font-name="Times1" fo:font-size="12pt" fo:font-style="italic" officeooo:paragraph-rsid="00193c7d" style:font-size-asian="12pt" style:font-size-complex="12pt"/>
    </style:style>
    <style:style style:name="P21" style:family="paragraph" style:parent-style-name="Standard">
      <style:text-properties style:font-name="Times1" fo:font-size="12pt" fo:font-style="normal" style:font-size-asian="12pt" style:font-style-asian="normal" style:font-size-complex="12pt" style:font-style-complex="normal"/>
    </style:style>
    <style:style style:name="P22" style:family="paragraph" style:parent-style-name="Standard">
      <style:text-properties style:font-name="Times1" fo:font-size="12pt" fo:font-style="normal" officeooo:rsid="002cc3aa" officeooo:paragraph-rsid="002cc3aa" style:font-size-asian="12pt" style:font-style-asian="normal" style:font-size-complex="12pt" style:font-style-complex="normal"/>
    </style:style>
    <style:style style:name="P23" style:family="paragraph" style:parent-style-name="Standard">
      <style:text-properties style:font-name="Times1" fo:font-size="12pt" fo:font-style="normal" officeooo:rsid="001e9944" officeooo:paragraph-rsid="001e9944" style:font-size-asian="12pt" style:font-style-asian="normal" style:font-size-complex="12pt" style:font-style-complex="normal"/>
    </style:style>
    <style:style style:name="P24" style:family="paragraph" style:parent-style-name="Standard">
      <style:text-properties style:font-name="Times1" fo:font-size="12pt" fo:font-style="normal" officeooo:rsid="006dea5f" officeooo:paragraph-rsid="006dea5f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575ea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1" fo:font-size="12pt" fo:font-weight="normal" officeooo:rsid="0053b6f9" officeooo:paragraph-rsid="00772f6f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Times1" fo:font-size="14pt" fo:font-weight="bold" officeooo:rsid="00290136" officeooo:paragraph-rsid="0053b6f9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tyle="normal" officeooo:rsid="006dea5f" officeooo:paragraph-rsid="006dea5f" style:font-style-asian="normal" style:font-style-complex="normal"/>
    </style:style>
    <style:style style:name="P29" style:family="paragraph" style:parent-style-name="Standard">
      <style:text-properties officeooo:paragraph-rsid="006cb40d"/>
    </style:style>
    <style:style style:name="P30" style:family="paragraph" style:parent-style-name="Footer">
      <style:paragraph-properties fo:text-align="center" style:justify-single-word="false"/>
    </style:style>
    <style:style style:name="P31" style:family="paragraph" style:parent-style-name="Header">
      <style:paragraph-properties fo:text-align="end" style:justify-single-word="false"/>
    </style:style>
    <style:style style:name="P32" style:family="paragraph" style:parent-style-name="Header">
      <style:paragraph-properties fo:text-align="end" style:justify-single-word="false"/>
      <style:text-properties style:font-name="Times New Roman"/>
    </style:style>
    <style:style style:name="P33" style:family="paragraph" style:parent-style-name="Header">
      <style:paragraph-properties fo:text-align="center" style:justify-single-word="false"/>
      <style:text-properties style:font-name="Times New Roman"/>
    </style:style>
    <style:style style:name="P34" style:family="paragraph" style:parent-style-name="Text_20_body_20_indent">
      <style:text-properties style:font-name="Times1" fo:font-size="12pt" officeooo:paragraph-rsid="00644ae8" style:font-size-asian="12pt" style:font-size-complex="12pt"/>
    </style:style>
    <style:style style:name="P35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style:font-size-asian="12pt" style:font-style-asian="italic" style:font-size-complex="12pt" style:font-style-complex="italic"/>
    </style:style>
    <style:style style:name="P36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fo:font-style="italic" officeooo:paragraph-rsid="00644ae8" style:font-size-asian="12pt" style:font-style-asian="italic" style:font-size-complex="12pt" style:font-style-complex="italic"/>
    </style:style>
    <style:style style:name="P37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style:font-size-asian="12pt" style:font-size-complex="12pt"/>
    </style:style>
    <style:style style:name="P38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344a25" officeooo:paragraph-rsid="00644ae8" style:font-size-asian="12pt" style:font-size-complex="12pt"/>
    </style:style>
    <style:style style:name="P39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52c1cd" officeooo:paragraph-rsid="00644ae8" style:font-size-asian="12pt" style:font-size-complex="12pt"/>
    </style:style>
    <style:style style:name="P40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4437d5" officeooo:paragraph-rsid="00644ae8" style:font-size-asian="12pt" style:font-size-complex="12pt"/>
    </style:style>
    <style:style style:name="P41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539c20" style:font-size-asian="12pt" style:font-size-complex="12pt"/>
    </style:style>
    <style:style style:name="P42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rsid="002252a8" officeooo:paragraph-rsid="00644ae8" style:font-size-asian="12pt" style:font-size-complex="12pt"/>
    </style:style>
    <style:style style:name="P43" style:family="paragraph" style:parent-style-name="Text_20_body_20_indent">
      <style:paragraph-properties fo:margin-left="0in" fo:margin-right="0in" fo:text-indent="0in" style:auto-text-indent="false"/>
      <style:text-properties style:font-name="Times1" fo:font-size="12pt" officeooo:paragraph-rsid="00644ae8" style:font-size-asian="12pt" style:font-size-complex="12pt"/>
    </style:style>
    <style:style style:name="P44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rsid="003e6017" officeooo:paragraph-rsid="00644ae8" style:font-size-asian="12pt" style:font-size-complex="12pt"/>
    </style:style>
    <style:style style:name="P45" style:family="paragraph" style:parent-style-name="Text_20_body_20_indent">
      <style:paragraph-properties fo:margin-left="0in" fo:margin-right="0in" fo:text-indent="0in" style:auto-text-indent="false"/>
      <style:text-properties fo:font-variant="normal" fo:text-transform="none" fo:color="#333333" style:font-name="Times1" fo:font-size="12pt" fo:letter-spacing="normal" fo:font-style="normal" fo:font-weight="normal" officeooo:paragraph-rsid="00644ae8" style:font-size-asian="12pt" style:font-size-complex="12pt"/>
    </style:style>
    <style:style style:name="P46" style:family="paragraph" style:parent-style-name="Text_20_body">
      <style:text-properties style:font-name="Times1" fo:font-size="12pt" style:font-size-asian="12pt" style:font-size-complex="12pt"/>
    </style:style>
    <style:style style:name="P47" style:family="paragraph" style:parent-style-name="Text_20_body">
      <style:text-properties style:font-name="Times1" fo:font-size="12pt" fo:font-style="normal" style:font-size-asian="12pt" style:font-style-asian="normal" style:font-size-complex="12pt" style:font-style-complex="normal"/>
    </style:style>
    <style:style style:name="P48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P49" style:family="paragraph" style:parent-style-name="Heading_20_1">
      <style:text-properties style:font-name="Times1" fo:font-size="14pt" fo:font-style="normal" fo:font-weight="bold" officeooo:rsid="0061cf1c" officeooo:paragraph-rsid="0061cf1c" style:font-size-asian="14pt" style:font-style-asian="normal" style:font-weight-asian="bold" style:font-size-complex="14pt" style:font-style-complex="normal" style:font-weight-complex="bold"/>
    </style:style>
    <style:style style:name="P50" style:family="paragraph" style:parent-style-name="Heading_20_1">
      <style:text-properties style:font-name="Times1" fo:font-size="14pt" fo:font-style="normal" fo:font-weight="bold" officeooo:rsid="003700fd" officeooo:paragraph-rsid="003adb5a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Heading_20_1">
      <style:text-properties style:font-name="Times1" fo:font-size="12pt" fo:font-style="normal" style:font-size-asian="12pt" style:font-style-asian="normal" style:font-size-complex="12pt" style:font-style-complex="normal"/>
    </style:style>
    <style:style style:name="P52" style:family="paragraph" style:parent-style-name="Heading_20_1">
      <style:text-properties style:font-name="Times1" fo:font-size="12pt" fo:font-style="normal" fo:font-weight="normal" officeooo:rsid="003700fd" officeooo:paragraph-rsid="003adb5a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Heading_20_1">
      <style:text-properties style:font-name="Times1" fo:font-size="12pt" style:font-size-asian="12pt" style:font-size-complex="12pt"/>
    </style:style>
    <style:style style:name="P54" style:family="paragraph" style:parent-style-name="Heading_20_3"/>
    <style:style style:name="P55" style:family="paragraph" style:parent-style-name="Heading_20_5">
      <style:text-properties style:font-name="Times1" fo:font-size="12pt" style:font-size-asian="12pt" style:font-size-complex="12pt"/>
    </style:style>
    <style:style style:name="P56" style:family="paragraph" style:parent-style-name="Heading_20_5">
      <style:text-properties style:font-name="Times1" fo:font-size="12pt" fo:font-style="italic" officeooo:rsid="001e9944" officeooo:paragraph-rsid="006dea5f" style:font-size-asian="12pt" style:font-style-asian="italic" style:font-size-complex="12pt" style:font-style-complex="italic"/>
    </style:style>
    <style:style style:name="P57" style:family="paragraph" style:parent-style-name="Standard" style:list-style-name="L1">
      <style:text-properties officeooo:paragraph-rsid="0052c1cd"/>
    </style:style>
    <style:style style:name="P58" style:family="paragraph" style:parent-style-name="Standard" style:list-style-name="L1">
      <style:text-properties officeooo:paragraph-rsid="00463bfe"/>
    </style:style>
    <style:style style:name="P59" style:family="paragraph" style:parent-style-name="Standard" style:list-style-name="L2"/>
    <style:style style:name="P60" style:family="paragraph" style:parent-style-name="Standard" style:list-style-name="L2">
      <style:text-properties officeooo:paragraph-rsid="00272b8f"/>
    </style:style>
    <style:style style:name="P61" style:family="paragraph" style:parent-style-name="Standard" style:list-style-name="L2">
      <style:text-properties officeooo:paragraph-rsid="002479c9"/>
    </style:style>
    <style:style style:name="P62" style:family="paragraph" style:parent-style-name="Standard" style:list-style-name="L2">
      <style:text-properties officeooo:paragraph-rsid="00463bfe"/>
    </style:style>
    <style:style style:name="P63" style:family="paragraph" style:parent-style-name="Standard">
      <style:text-properties style:font-name="Times1" fo:font-size="12pt" officeooo:paragraph-rsid="00463bfe" style:font-size-asian="12pt" style:font-size-complex="12pt"/>
    </style:style>
    <style:style style:name="P64" style:family="paragraph" style:parent-style-name="Standard">
      <style:text-properties style:font-name="Times1" fo:font-size="12pt" officeooo:rsid="006e86ad" officeooo:paragraph-rsid="006e86ad" style:font-size-asian="12pt" style:font-size-complex="12pt"/>
    </style:style>
    <style:style style:name="P65" style:family="paragraph" style:parent-style-name="Standard">
      <style:text-properties style:font-name="Times1" fo:font-size="12pt" officeooo:rsid="007ab5b8" officeooo:paragraph-rsid="007ab5b8" style:font-size-asian="12pt" style:font-size-complex="12pt"/>
    </style:style>
    <style:style style:name="P66" style:family="paragraph" style:parent-style-name="Standard" style:list-style-name="L3"/>
    <style:style style:name="P67" style:family="paragraph" style:parent-style-name="Standard" style:list-style-name="L3">
      <style:text-properties officeooo:paragraph-rsid="00463bfe"/>
    </style:style>
    <style:style style:name="P68" style:family="paragraph" style:parent-style-name="Standard" style:list-style-name="L4">
      <style:text-properties officeooo:paragraph-rsid="00463bfe"/>
    </style:style>
    <style:style style:name="P69" style:family="paragraph" style:parent-style-name="Standard" style:list-style-name="L5"/>
    <style:style style:name="P70" style:family="paragraph" style:parent-style-name="Standard" style:list-style-name="L6">
      <style:paragraph-properties fo:text-align="start" style:justify-single-word="false"/>
      <style:text-properties officeooo:paragraph-rsid="00575eaf"/>
    </style:style>
    <style:style style:name="P71" style:family="paragraph" style:parent-style-name="Standard" style:list-style-name="L6">
      <style:paragraph-properties fo:text-align="start" style:justify-single-word="false"/>
      <style:text-properties officeooo:paragraph-rsid="006a0b30"/>
    </style:style>
    <style:style style:name="P72" style:family="paragraph" style:parent-style-name="Standard" style:list-style-name="L6">
      <style:paragraph-properties fo:text-align="start" style:justify-single-word="false"/>
      <style:text-properties officeooo:paragraph-rsid="0068d859"/>
    </style:style>
    <style:style style:name="P73" style:family="paragraph" style:parent-style-name="Standard" style:list-style-name="L7">
      <style:paragraph-properties fo:text-align="start" style:justify-single-word="false"/>
      <style:text-properties officeooo:paragraph-rsid="00575eaf"/>
    </style:style>
    <style:style style:name="P74" style:family="paragraph" style:parent-style-name="Standard" style:list-style-name="L8">
      <style:paragraph-properties fo:text-align="start" style:justify-single-word="false"/>
      <style:text-properties officeooo:paragraph-rsid="00575eaf"/>
    </style:style>
    <style:style style:name="P75" style:family="paragraph" style:parent-style-name="Heading_20_2">
      <style:text-properties style:font-name="Times1" fo:font-size="14pt" style:font-size-asian="14pt" style:font-size-complex="14pt"/>
    </style:style>
    <style:style style:name="P76" style:family="paragraph" style:parent-style-name="Heading_20_2">
      <style:text-properties style:font-name="Times1" fo:font-size="14pt" officeooo:paragraph-rsid="0046dc1b" style:font-size-asian="14pt" style:font-size-complex="14pt"/>
    </style:style>
    <style:style style:name="P77" style:family="paragraph" style:parent-style-name="Heading_20_2">
      <style:text-properties style:font-name="Times1" fo:font-size="12pt" style:font-size-asian="12pt" style:font-size-complex="12pt"/>
    </style:style>
    <style:style style:name="P78" style:family="paragraph" style:parent-style-name="Heading_20_2">
      <style:text-properties style:font-name="Times1" fo:font-size="12pt" fo:font-weight="normal" officeooo:paragraph-rsid="006e86ad" style:font-size-asian="12pt" style:font-weight-asian="normal" style:font-size-complex="12pt" style:font-weight-complex="normal"/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 style:text-underline-style="none"/>
    </style:style>
    <style:style style:name="T3" style:family="text">
      <style:text-properties officeooo:rsid="00178a23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fo:color="#333333" style:font-name="Times1" fo:font-size="12pt" fo:letter-spacing="normal" fo:font-style="normal" fo:font-weight="normal" style:font-size-asian="12pt" style:font-weight-asian="normal" style:font-size-complex="12pt" style:font-weight-complex="normal"/>
    </style:style>
    <style:style style:name="T7" style:family="text">
      <style:text-properties fo:font-variant="normal" fo:text-transform="none" fo:color="#333333" style:font-name="Times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variant="normal" fo:text-transform="none" fo:color="#222222" fo:letter-spacing="normal" fo:font-weight="normal" officeooo:rsid="00178a23"/>
    </style:style>
    <style:style style:name="T9" style:family="text">
      <style:text-properties fo:font-variant="normal" fo:text-transform="none" fo:color="#222222" fo:letter-spacing="normal" fo:font-style="normal" fo:font-weight="normal" style:font-style-asian="italic" style:font-style-complex="italic"/>
    </style:style>
    <style:style style:name="T10" style:family="text">
      <style:text-properties fo:font-variant="normal" fo:text-transform="none" fo:color="#222222" fo:letter-spacing="normal" fo:font-style="normal" fo:font-weight="normal" officeooo:rsid="00193c7d" style:font-style-asian="italic" style:font-style-complex="italic"/>
    </style:style>
    <style:style style:name="T11" style:family="text">
      <style:text-properties fo:font-variant="normal" fo:text-transform="none" fo:color="#222222" fo:letter-spacing="normal" fo:font-style="normal" fo:font-weight="normal" officeooo:rsid="00539c20" style:font-style-asian="italic" style:font-style-complex="italic"/>
    </style:style>
    <style:style style:name="T12" style:family="text">
      <style:text-properties fo:font-variant="normal" fo:text-transform="none" fo:color="#222222" fo:letter-spacing="normal" fo:font-style="normal" fo:font-weight="normal" officeooo:rsid="00193c7d"/>
    </style:style>
    <style:style style:name="T13" style:family="text">
      <style:text-properties style:font-style-asian="italic" style:font-style-complex="italic"/>
    </style:style>
    <style:style style:name="T14" style:family="text">
      <style:text-properties officeooo:rsid="001cde0c"/>
    </style:style>
    <style:style style:name="T15" style:family="text">
      <style:text-properties officeooo:rsid="002252a8"/>
    </style:style>
    <style:style style:name="T16" style:family="text">
      <style:text-properties fo:font-style="normal" officeooo:rsid="002cc3aa" style:font-style-asian="normal" style:font-style-complex="normal"/>
    </style:style>
    <style:style style:name="T17" style:family="text">
      <style:text-properties officeooo:rsid="00281e27"/>
    </style:style>
    <style:style style:name="T18" style:family="text">
      <style:text-properties officeooo:rsid="002cc3aa"/>
    </style:style>
    <style:style style:name="T19" style:family="text">
      <style:text-properties officeooo:rsid="0041c216"/>
    </style:style>
    <style:style style:name="T20" style:family="text">
      <style:text-properties officeooo:rsid="004437d5"/>
    </style:style>
    <style:style style:name="T21" style:family="text">
      <style:text-properties officeooo:rsid="00463bfe"/>
    </style:style>
    <style:style style:name="T22" style:family="text">
      <style:text-properties officeooo:rsid="0046dc1b"/>
    </style:style>
    <style:style style:name="T23" style:family="text">
      <style:text-properties officeooo:rsid="004b3801"/>
    </style:style>
    <style:style style:name="T24" style:family="text">
      <style:text-properties officeooo:rsid="0052c1cd"/>
    </style:style>
    <style:style style:name="T25" style:family="text">
      <style:text-properties officeooo:rsid="00539c20"/>
    </style:style>
    <style:style style:name="T26" style:family="text">
      <style:text-properties style:font-name="Times1" fo:font-size="12pt" fo:font-weight="normal" officeooo:rsid="0053b6f9" style:font-size-asian="12pt" style:font-weight-asian="normal" style:font-size-complex="12pt" style:font-weight-complex="normal"/>
    </style:style>
    <style:style style:name="T27" style:family="text">
      <style:text-properties style:font-name="Times1" fo:font-size="12pt" fo:font-weight="normal" officeooo:rsid="005c4118" style:font-size-asian="12pt" style:font-weight-asian="normal" style:font-size-complex="12pt" style:font-weight-complex="normal"/>
    </style:style>
    <style:style style:name="T28" style:family="text">
      <style:text-properties style:font-name="Times1" fo:font-size="12pt" fo:font-weight="normal" officeooo:rsid="005eda79" style:font-size-asian="12pt" style:font-weight-asian="normal" style:font-size-complex="12pt" style:font-weight-complex="normal"/>
    </style:style>
    <style:style style:name="T29" style:family="text">
      <style:text-properties style:font-name="Times1" fo:font-size="12pt" fo:font-weight="normal" officeooo:rsid="0061de76" style:font-size-asian="12pt" style:font-weight-asian="normal" style:font-size-complex="12pt" style:font-weight-complex="normal"/>
    </style:style>
    <style:style style:name="T30" style:family="text">
      <style:text-properties style:font-name="Times1" fo:font-size="12pt" fo:font-weight="normal" officeooo:rsid="006e2131" style:font-size-asian="12pt" style:font-weight-asian="normal" style:font-size-complex="12pt" style:font-weight-complex="normal"/>
    </style:style>
    <style:style style:name="T31" style:family="text">
      <style:text-properties style:font-name="Times1" fo:font-size="12pt" fo:font-weight="normal" officeooo:rsid="0074dca7" style:font-size-asian="12pt" style:font-weight-asian="normal" style:font-size-complex="12pt" style:font-weight-complex="normal"/>
    </style:style>
    <style:style style:name="T32" style:family="text">
      <style:text-properties style:font-name="Times1" fo:font-size="12pt" style:font-size-asian="12pt" style:font-size-complex="12pt"/>
    </style:style>
    <style:style style:name="T33" style:family="text">
      <style:text-properties style:font-name="Times1" fo:font-size="12pt" officeooo:rsid="001e9944" style:font-size-asian="12pt" style:font-size-complex="12pt"/>
    </style:style>
    <style:style style:name="T34" style:family="text">
      <style:text-properties style:font-name="Times1" fo:font-size="12pt" officeooo:rsid="004437d5" style:font-size-asian="12pt" style:font-size-complex="12pt"/>
    </style:style>
    <style:style style:name="T35" style:family="text">
      <style:text-properties style:font-name="Times1" fo:font-size="12pt" officeooo:rsid="00272b8f" style:font-size-asian="12pt" style:font-size-complex="12pt"/>
    </style:style>
    <style:style style:name="T36" style:family="text">
      <style:text-properties style:font-name="Times1" fo:font-size="12pt" officeooo:rsid="002479c9" style:font-size-asian="12pt" style:font-size-complex="12pt"/>
    </style:style>
    <style:style style:name="T37" style:family="text">
      <style:text-properties style:font-name="Times1" fo:font-size="12pt" fo:font-style="italic" style:font-size-asian="12pt" style:font-style-asian="italic" style:font-size-complex="12pt" style:font-style-complex="italic"/>
    </style:style>
    <style:style style:name="T38" style:family="text">
      <style:text-properties style:font-name="Times1" fo:font-size="12pt" fo:font-style="italic" officeooo:rsid="004437d5" style:font-size-asian="12pt" style:font-style-asian="italic" style:font-size-complex="12pt" style:font-style-complex="italic"/>
    </style:style>
    <style:style style:name="T39" style:family="text">
      <style:text-properties style:font-name="Times1" fo:font-size="12pt" fo:font-style="italic" officeooo:rsid="002479c9" style:font-size-asian="12pt" style:font-style-asian="italic" style:font-size-complex="12pt" style:font-style-complex="italic"/>
    </style:style>
    <style:style style:name="T40" style:family="text">
      <style:text-properties style:font-name="Times1" fo:font-size="12pt" fo:font-style="italic" officeooo:rsid="00272b8f" style:font-size-asian="12pt" style:font-style-asian="italic" style:font-size-complex="12pt" style:font-style-complex="italic"/>
    </style:style>
    <style:style style:name="T41" style:family="text">
      <style:text-properties style:font-name="Times1" fo:font-size="12pt" fo:font-style="italic" officeooo:rsid="00463bfe" style:font-size-asian="12pt" style:font-style-asian="italic" style:font-size-complex="12pt" style:font-style-complex="italic"/>
    </style:style>
    <style:style style:name="T42" style:family="text">
      <style:text-properties style:font-name="Times1" fo:font-size="12pt" fo:font-style="italic" fo:font-weight="normal" officeooo:rsid="0053b6f9" style:font-size-asian="12pt" style:font-style-asian="italic" style:font-weight-asian="normal" style:font-size-complex="12pt" style:font-style-complex="italic" style:font-weight-complex="normal"/>
    </style:style>
    <style:style style:name="T43" style:family="text">
      <style:text-properties style:font-name="Times1" fo:font-size="12pt" fo:font-style="italic" fo:font-weight="normal" officeooo:rsid="005c4118" style:font-size-asian="12pt" style:font-style-asian="italic" style:font-weight-asian="normal" style:font-size-complex="12pt" style:font-style-complex="italic" style:font-weight-complex="normal"/>
    </style:style>
    <style:style style:name="T44" style:family="text">
      <style:text-properties style:font-name="Times1" fo:font-size="12pt" fo:font-style="italic" fo:font-weight="normal" officeooo:rsid="0061de76" style:font-size-asian="12pt" style:font-style-asian="italic" style:font-weight-asian="normal" style:font-size-complex="12pt" style:font-style-complex="italic" style:font-weight-complex="normal"/>
    </style:style>
    <style:style style:name="T45" style:family="text">
      <style:text-properties style:font-name="Times1" fo:font-size="12pt" fo:font-style="normal" officeooo:rsid="0052c1cd" style:font-size-asian="12pt" style:font-style-asian="normal" style:font-size-complex="12pt" style:font-style-complex="normal"/>
    </style:style>
    <style:style style:name="T46" style:family="text">
      <style:text-properties officeooo:rsid="00552b16"/>
    </style:style>
    <style:style style:name="T47" style:family="text">
      <style:text-properties officeooo:rsid="007185c9"/>
    </style:style>
    <style:style style:name="T48" style:family="text">
      <style:text-properties officeooo:rsid="0073836e"/>
    </style:style>
    <style:style style:name="T49" style:family="text">
      <style:text-properties officeooo:rsid="0074dca7"/>
    </style:style>
    <style:style style:name="T50" style:family="text">
      <style:text-properties officeooo:rsid="007a36f6"/>
    </style:style>
    <style:style style:name="T51" style:family="text">
      <style:text-properties officeooo:rsid="007ab5b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9" text:outline-level="1">Education</text:h>
      <text:h text:style-name="P55" text:outline-level="5"/>
      <text:h text:style-name="P55" text:outline-level="5">California Institute of the Arts, Valencia, CA</text:h>
      <text:p text:style-name="P5">MFA in Music Composition<text:tab/><text:tab/><text:tab/><text:tab/><text:tab/><text:tab/><text:tab/>May 2009</text:p>
      <text:h text:style-name="P55" text:outline-level="5"/>
      <text:p text:style-name="P5"/>
      <text:h text:style-name="P55" text:outline-level="5">University of Wisconsin – Eau Claire, Eau Claire, WI</text:h>
      <text:h text:style-name="P51" text:outline-level="1">BM in Music Composition, Philosophy<text:tab/><text:tab/><text:tab/><text:tab/><text:tab/>May 2007</text:h>
      <text:p text:style-name="P5"/>
      <text:p text:style-name="P5"/>
      <text:p text:style-name="P5"/>
      <text:h text:style-name="P75" text:outline-level="2">Residencies, Awards, and Noteworthy Events</text:h>
      <text:p text:style-name="P29"/>
      <text:list xml:id="list4503171288274024185" text:style-name="L1">
        <text:list-item>
          <text:p text:style-name="P57"><text:span text:style-name="T38">Featured Artist/Performance: </text:span><text:span text:style-name="T45">Cabinet Magazine/Machine Project: Clapping, Spring 2014 </text:span></text:p>
        </text:list-item>
        <text:list-item>
          <text:p text:style-name="P58"><text:span text:style-name="T38">Featured Artist/Performance:</text:span><text:span text:style-name="T34"> Alvarado Caverns and Mystery Theater (Machine Project), Fall 2013</text:span></text:p>
        </text:list-item>
        <text:list-item>
          <text:p text:style-name="P58"><text:span text:style-name="T38">Featured Artist/Workshop:</text:span><text:span text:style-name="T34"> Intimate Science (with Machine Project), Alyce De Roulet </text:span></text:p>
        </text:list-item>
      </text:list>
      <text:p text:style-name="P10"><text:tab/>Williamson Gallery, Art Center College of Design, Summer 2013</text:p>
      <text:list xml:id="list690808963941676139" text:style-name="L2">
        <text:list-item>
          <text:p text:style-name="P60"><text:span text:style-name="T40">Award:</text:span><text:span text:style-name="T35"> ASCAP Plus, 2012</text:span></text:p>
        </text:list-item>
        <text:list-item>
          <text:p text:style-name="P61"><text:span text:style-name="T39">Featured Artist/</text:span><text:span text:style-name="T41">Performance</text:span><text:span text:style-name="T39">:</text:span><text:span text:style-name="T36"> “the wulf. at WinterFest,” Los Angeles, CA, 12/13/12</text:span></text:p>
        </text:list-item>
        <text:list-item>
          <text:p text:style-name="P59"><text:span text:style-name="T37">Artist Talk</text:span><text:span text:style-name="T39">:</text:span><text:span text:style-name="T32"> </text:span><text:span text:style-name="T6">Center for Integrative Research and Exhibition's “artTech,” Santa Fe, NM, 4/26/12</text:span></text:p>
        </text:list-item>
        <text:list-item>
          <text:p text:style-name="P59"><text:span text:style-name="T7">Commission:</text:span><text:span text:style-name="T6"> “possible round(s),” for the wulf.'s “Rounds” recording project, Spring 2012</text:span></text:p>
        </text:list-item>
        <text:list-item>
          <text:p text:style-name="P62"><text:span text:style-name="T37">Commission/Exhibition:</text:span><text:span text:style-name="T32"> “storefront + scopes, circuits [intervention, investigation],” </text:span></text:p>
        </text:list-item>
      </text:list>
      <text:p text:style-name="P11"><text:tab/>commissioned by Machine Project in response to Nate Page's recessed storefront window, </text:p>
      <text:p text:style-name="P11"><text:tab/>2011</text:p>
      <text:list xml:id="list8616306210772791229" text:style-name="L3">
        <text:list-item>
          <text:p text:style-name="P67"><text:span text:style-name="T37">Featured Artist:</text:span><text:span text:style-name="T32"> Machine Project’s Summer Jubilee at The Walker Art Center, July 21st, 2011, Minneapolis, MN</text:span></text:p>
        </text:list-item>
        <text:list-item>
          <text:p text:style-name="P66"><text:span text:style-name="T37">Featured Artist:</text:span><text:span text:style-name="T32"> MOCA’s Sunday Studio (with the wulf.), July 3rd, 2011; Los Angeles, CA</text:span></text:p>
        </text:list-item>
        <text:list-item>
          <text:p text:style-name="P66"><text:span text:style-name="T37">Featured Artist:</text:span><text:span text:style-name="T32"> MOCA’s Big Family Day (with the wulf.), June 5th, 2011; Los Angeles, CA</text:span></text:p>
        </text:list-item>
        <text:list-item>
          <text:p text:style-name="P67"><text:span text:style-name="T37">Exhibition:</text:span><text:span text:style-name="T32"> SEMBLANCE: The Results of Faktura at SpaceCamp MicroGallery, May 6th, 2011; </text:span></text:p>
        </text:list-item>
      </text:list>
      <text:p text:style-name="P11"><text:tab/>Indianapolis, IN</text:p>
      <text:list xml:id="list9123817134350335601" text:style-name="L4">
        <text:list-item>
          <text:p text:style-name="P68"><text:span text:style-name="T37">Performance:</text:span><text:span text:style-name="T32"> Geography of Hope Literary Conference (with Brendan Hillman and Mike </text:span></text:p>
        </text:list-item>
      </text:list>
      <text:p text:style-name="P11"><text:tab/>Winter), March 19th, 2011; Point Reyes, CA</text:p>
      <text:list xml:id="list3389136728850528043" text:style-name="L5">
        <text:list-item>
          <text:p text:style-name="P69"><text:span text:style-name="T37">Performance/Featured Artist:</text:span><text:span text:style-name="T32"> Glow Festival, September 25th, 2010; Santa Monica, CA</text:span></text:p>
        </text:list-item>
        <text:list-item>
          <text:p text:style-name="P69"><text:span text:style-name="T37">Performance/Featured Artist:</text:span><text:span text:style-name="T32"> CEAIT Festival (at REDCAT), March 4th-5th; Los Angeles, CA</text:span></text:p>
        </text:list-item>
        <text:list-item>
          <text:p text:style-name="P69"><text:span text:style-name="T37">Residency:</text:span><text:span text:style-name="T32"> ISSUE Project Room/MATA: January 13th, 2010; New York City, NY</text:span></text:p>
        </text:list-item>
        <text:list-item>
          <text:p text:style-name="P69"><text:span text:style-name="T37">Residency:</text:span><text:span text:style-name="T32"> STEIM: Fall, 2009; Amsterdam, NL</text:span></text:p>
        </text:list-item>
        <text:list-item>
          <text:p text:style-name="P69"><text:span text:style-name="T37">Residency:</text:span><text:span text:style-name="T32"> Atlantic Center for the Arts: Summer, 2009; New Smyrna Beach, FL</text:span></text:p>
        </text:list-item>
        <text:list-item>
          <text:p text:style-name="P69"><text:span text:style-name="T37">Scholarship:</text:span><text:span text:style-name="T32"> CalArts Scholarship: 2008 - 2009; California Institute of the Arts</text:span></text:p>
        </text:list-item>
        <text:list-item>
          <text:p text:style-name="P69"><text:soft-page-break/><text:span text:style-name="T37">Scholarship:</text:span><text:span text:style-name="T32"> Victoria Lund Scholarship: 2008 - 2009; California Institute of the Arts</text:span></text:p>
        </text:list-item>
        <text:list-item>
          <text:p text:style-name="P69"><text:span text:style-name="T37">Fellowship:</text:span><text:span text:style-name="T32"> Bang on a Can Summer Music Festival, 2008; North Adams, MA</text:span></text:p>
        </text:list-item>
        <text:list-item>
          <text:p text:style-name="P69"><text:span text:style-name="T37">Grant:</text:span><text:span text:style-name="T32"> ASCAP Foundation, 2008; for the Bang on a Can Summer Music Festival</text:span></text:p>
        </text:list-item>
        <text:list-item>
          <text:p text:style-name="P69"><text:span text:style-name="T37">Exhibition:</text:span><text:span text:style-name="T32"> Soundwalk, September 20th, 2008; Long Beach, CA</text:span></text:p>
        </text:list-item>
      </text:list>
      <text:p text:style-name="P8"/>
      <text:p text:style-name="P8"/>
      <text:p text:style-name="P8"/>
      <text:p text:style-name="P27">Discography</text:p>
      <text:list xml:id="list7279736856979814884" text:style-name="L6">
        <text:list-header>
          <text:p text:style-name="P70"/>
        </text:list-header>
        <text:list-item>
          <text:p text:style-name="P70"><text:span text:style-name="T42">radio</text:span><text:span text:style-name="T43">s</text:span><text:span text:style-name="T26">, </text:span><text:span text:style-name="T30">Casey Anderson, </text:span><text:span text:style-name="T26">CD, </text:span><text:span text:style-name="T30">a wave press</text:span><text:span text:style-name="T28">, </text:span><text:span text:style-name="T31">Summer</text:span><text:span text:style-name="T26"> 201</text:span><text:span text:style-name="T31">6</text:span></text:p>
        </text:list-item>
        <text:list-item>
          <text:p text:style-name="P71"><text:span text:style-name="T44">Five Lines</text:span><text:span text:style-name="T29">, Casey Anderson / Jason Kahn / Günter Müller / Norbert Möslang / Mark <text:tab/>Trayle</text:span><text:span text:style-name="T26">, Mikroton Recordings &amp; Publishing, Ltd., </text:span><text:span text:style-name="T27">RU, Winter 2014</text:span></text:p>
        </text:list-item>
        <text:list-item>
          <text:p text:style-name="P70"><text:span text:style-name="T42">CLPPNG</text:span><text:span text:style-name="T26">, Clipping, CD/2xLP, Sub Pop, USA, 2014 (Saxophone on “Taking Off”)</text:span></text:p>
        </text:list-item>
        <text:list-item>
          <text:p text:style-name="P70"><text:span text:style-name="T42">west coast soundings</text:span><text:span text:style-name="T26">, Gratkowski/Mense/Lukoszevieze/Josel/koch, 2xCD, Edition <text:tab/>Wandelweiser Records (EWR 1404/05), DE, 2014</text:span></text:p>
        </text:list-item>
        <text:list-item>
          <text:p text:style-name="P70"><text:span text:style-name="T42">rounds</text:span><text:span text:style-name="T26">, the wulf., LP, the wulf. records, USA, 2013</text:span></text:p>
        </text:list-item>
        <text:list-item>
          <text:p text:style-name="P70"><text:span text:style-name="T42">mothlight</text:span><text:span text:style-name="T26">, Casey Anderson, CS, Khalija (khalija042), USA, 2013</text:span></text:p>
        </text:list-item>
        <text:list-item>
          <text:p text:style-name="P72"><text:span text:style-name="T42">solo/many</text:span><text:span text:style-name="T26">, Casey Anderson, CS, Tape Room (TRK71302), USA, 2013</text:span></text:p>
        </text:list-item>
        <text:list-item>
          <text:p text:style-name="P72"><text:span text:style-name="T42">D Minor / Bb Major</text:span><text:span text:style-name="T26">, The Dog Star Orchestra, CD, Slub Music (SMCD 19), JP, 2012</text:span></text:p>
        </text:list-item>
      </text:list>
      <text:p text:style-name="P26"><text:tab/><text:tab/>(<text:span text:style-name="T49">sine tones</text:span> throughout)</text:p>
      <text:list xml:id="list6484082184380693097" text:style-name="L7">
        <text:list-item>
          <text:p text:style-name="P73"><text:span text:style-name="T42">Heart’s Reflections</text:span><text:span text:style-name="T26">, Wadada Leo Smith’s Organic, 2xCD, Cuneiform Records (Rune </text:span></text:p>
        </text:list-item>
      </text:list>
      <text:p text:style-name="P25"><text:tab/><text:tab/>330/331), USA, 2011 (Saxophone on “The Shaykh, as far as Humaythira”)</text:p>
      <text:list xml:id="list3772272154481653877" text:style-name="L8">
        <text:list-item>
          <text:p text:style-name="P74"><text:span text:style-name="T42">unflowered</text:span><text:span text:style-name="T26">, Casey Anderson, Digital Single, Absence of Wax, USA, 2011</text:span></text:p>
        </text:list-item>
        <text:list-item>
          <text:p text:style-name="P74"><text:span text:style-name="T42">alabaster</text:span><text:span text:style-name="T26"> (on the compilation </text:span><text:span text:style-name="T42">telemetry</text:span><text:span text:style-name="T26">), Casey Anderson, Digital Album, Khalija <text:tab/>(khalija019), USA, 2011</text:span></text:p>
        </text:list-item>
        <text:list-item>
          <text:p text:style-name="P74"><text:span text:style-name="T42">Only [Harmony Series #17]</text:span><text:span text:style-name="T26">, Michael Pisaro’s Only [Harmony Series #17], Digital <text:tab/>Single, Compost and Height, UK, 2009</text:span></text:p>
        </text:list-item>
        <text:list-item>
          <text:p text:style-name="P74"><text:span text:style-name="T42">6 Guitars</text:span><text:span text:style-name="T26">, LP, with Thomas Wincek/Collections of Colonies of Bees, Table of the <text:tab/>Elements (TOE-LP-92), USA, 2007</text:span></text:p>
        </text:list-item>
        <text:list-item>
          <text:p text:style-name="P74"><text:span text:style-name="T42">Segni</text:span><text:span text:style-name="T26">, EP, with Thomas Wincek/All Tiny Creatures, Hometapes (HT030), USA, 2006</text:span></text:p>
        </text:list-item>
      </text:list>
      <text:p text:style-name="P8"/>
      <text:p text:style-name="P8"/>
      <text:p text:style-name="P8"/>
      <text:h text:style-name="P50" text:outline-level="1">Published Writing</text:h>
      <text:h text:style-name="P52" text:outline-level="1"/>
      <text:h text:style-name="P52" text:outline-level="1"><text:span text:style-name="T4">Faithfully Re-presenting the Outside World</text:span>, NewMusicBox<text:tab/><text:tab/>June 12th, 2013 http://www.newmusicbox.org/articles/faithfully-re-presenting-the-outside-world/ </text:h>
      <text:h text:style-name="P77" text:outline-level="2"/>
      <text:p text:style-name="P5"/>
      <text:p text:style-name="P5"/>
      <text:h text:style-name="P76" text:outline-level="2">Teaching Experience</text:h>
      <text:p text:style-name="P13"/>
      <text:p text:style-name="P13"><text:span text:style-name="T4">Art Center College of Design, Pasadena, CA</text:span><text:tab/><text:tab/><text:tab/><text:tab/><text:span text:style-name="T51">Fall</text:span> 2015 to <text:span text:style-name="T51">present</text:span></text:p>
      <text:p text:style-name="P65">Adjunct Professor, Media Design Practices – Field</text:p>
      <text:p text:style-name="P65">Field Core C</text:p>
      <text:p text:style-name="P65"><text:soft-page-break/>Field Projects (with Elizabeth Chin)</text:p>
      <text:p text:style-name="P65"/>
      <text:p text:style-name="P13"/>
      <text:p text:style-name="P13">Adjunct <text:span text:style-name="T47">Professor, Humanities and Science<text:tab/><text:tab/><text:tab/>Summer 2015 - Summer 2016</text:span></text:p>
      <text:p text:style-name="P14">Physical Computing <text:span text:style-name="T48">2</text:span></text:p>
      <text:p text:style-name="P13"><text:tab/><text:span text:style-name="T50">blah blah blah</text:span></text:p>
      <text:p text:style-name="P5"/>
      <text:p text:style-name="P5"><text:span text:style-name="T4">Art Center College of Design, Pasadena, CA</text:span><text:tab/><text:tab/><text:tab/><text:tab/>Fall 2011 to <text:span text:style-name="T19">present</text:span></text:p>
      <text:h text:style-name="P78" text:outline-level="2">Digital Technology Coordinator/<text:span text:style-name="T21">Instructor</text:span></text:h>
      <text:p text:style-name="P5"><text:tab/>Coached, assisted, and critiqued students in the Media Design <text:span text:style-name="T17">Practices</text:span> program on utilizing technology in their work. <text:span text:style-name="T25">Designed and ran</text:span> workshops on various topics related to technology and sound. Team-taught <text:span text:style-name="T25">courses with</text:span> <text:span text:style-name="T25">MDP's core</text:span> faculty. <text:span text:style-name="T46">Acted as MFA Adjunct Thesis Advisor/Committee Member. Designed and </text:span>Managed <text:span text:style-name="T24">MDP's</text:span> Making Lab.</text:p>
      <text:p text:style-name="P5"/>
      <text:p text:style-name="P7"/>
      <text:p text:style-name="P36">Machine Project, Los Angeles, CA</text:p>
      <text:p text:style-name="P40">Instructor</text:p>
      <text:p text:style-name="P39">Becoming Anonymous / Becoming More Anonymous<text:tab/><text:tab/>Spring and Summer 2014</text:p>
      <text:p text:style-name="P39"><text:tab/>Participants explored methods for the circumvention or blocking of digital and real-world surveillance. With Tim Schwartz.</text:p>
      <text:p text:style-name="P38"/>
      <text:p text:style-name="P38">Electric Bodies<text:tab/><text:tab/><text:tab/><text:tab/><text:tab/><text:tab/><text:tab/>Summer 2013</text:p>
      <text:p text:style-name="P44"><text:tab/>Organized around a series of collaborative activities and brief lectures, <text:span text:style-name="T24">p</text:span>articipants explored the electrical characteristics of the human body while learning about basic principles of electronics.</text:p>
      <text:p text:style-name="P45"/>
      <text:p text:style-name="P43">Max/MSP<text:tab/><text:tab/><text:tab/><text:tab/><text:tab/><text:tab/><text:tab/><text:tab/>Spring 2011</text:p>
      <text:p text:style-name="P43"><text:tab/>Instructed participants on basic to advanced topics of utilizing the Max/MSP programming environment. With Beth McMullin.</text:p>
      <text:p text:style-name="P34"/>
      <text:p text:style-name="P43">Basic Electronics for Artists<text:tab/><text:tab/><text:tab/><text:tab/><text:tab/><text:tab/>Spring 2011</text:p>
      <text:p text:style-name="P43"><text:tab/>Instructed participants on basic concepts of electronics and their possible implementation in one’s art practice. Participants built an amplifier, synthesizer, and contact microphone.</text:p>
      <text:p text:style-name="P34"/>
      <text:p text:style-name="P43">David Tudor’s Rainforest IV<text:tab/><text:tab/><text:tab/><text:tab/><text:tab/><text:tab/>Winter 2010</text:p>
      <text:p text:style-name="P43"><text:tab/>Instructed participants on the ideas behind David Tudor’s Rainforest IV. Included instruction on the construction of amplifiers, audio output transformers, and contact microphones. Culminated in a group exhibition <text:span text:style-name="T25">of the piece </text:span>at Machine Project.</text:p>
      <text:p text:style-name="P43"/>
      <text:p text:style-name="P43">Electric Melon<text:tab/><text:tab/><text:tab/><text:tab/><text:tab/><text:tab/><text:tab/><text:tab/>Fall 2010 to present</text:p>
      <text:p text:style-name="P43"><text:tab/>Instructed participants on the construction of contact microphones to create amplified, edible drums out of melons. At <text:span text:style-name="T15">Houston Fine Arts Fair (2012), </text:span>Berkeley Art Museum (Spring 2011), Armory Center for the Arts (Spring 2011), and LACMA (Fall 2010).</text:p>
      <text:p text:style-name="P34"/>
      <text:p text:style-name="P43">Contact Microphone Workshop/Amplified Party<text:tab/><text:tab/><text:tab/><text:tab/>Summer 2010</text:p>
      <text:p text:style-name="P42"><text:tab/>Instructed participants on the construction of contact microphones, <text:span text:style-name="T25">culminating</text:span> in an installation/<text:span text:style-name="T25">amplified dinner party</text:span>. With John P. Hastings.</text:p>
      <text:p text:style-name="P7"/>
      <text:p text:style-name="P7"/>
      <text:h text:style-name="P53" text:outline-level="1"><text:soft-page-break/>Art Institute of Los Angeles, Santa Monica, CA</text:h>
      <text:p text:style-name="P9">Adjunct Faculty</text:p>
      <text:p text:style-name="P6">Experimental Sound Design<text:tab/><text:tab/><text:tab/><text:tab/><text:tab/><text:tab/>Spring 2012 to <text:span text:style-name="T3">Fall 2012</text:span></text:p>
      <text:p text:style-name="P5"><text:tab/><text:span text:style-name="T20">F</text:span><text:span text:style-name="T5">ocused on experimental performance practices, interactivity, digital media, software design/programming, instrument design, installations, acoustics, and perception.</text:span></text:p>
      <text:p text:style-name="P5"/>
      <text:p text:style-name="P5">Audio Technology I<text:tab/><text:tab/><text:tab/><text:tab/><text:tab/><text:tab/><text:tab/>Summer 2011 to Winter 2012</text:p>
      <text:p text:style-name="P5"><text:tab/><text:span text:style-name="T20">E</text:span>xamined the principles of audio signals and the equipment used to record, process, and distribute audio content.</text:p>
      <text:p text:style-name="P5"/>
      <text:p text:style-name="P5">Advanced Sound Design<text:tab/><text:tab/><text:tab/><text:tab/><text:tab/><text:tab/>Spring 2011</text:p>
      <text:p text:style-name="P5"><text:tab/><text:span text:style-name="T20">A</text:span>dvanced digital signal processing in the Max/MSP programming environment.</text:p>
      <text:p text:style-name="P5"/>
      <text:p text:style-name="P6">Audio Electronics 2<text:tab/><text:tab/><text:tab/><text:tab/><text:tab/><text:tab/><text:tab/>Winter 2011 to <text:span text:style-name="T3">Fall 2012</text:span></text:p>
      <text:p text:style-name="P5"><text:tab/><text:span text:style-name="T20">I</text:span>ntermediate concepts of electronics/circuitry <text:span text:style-name="T24">and circuit design (with special emphasis on synthesizer design and fabrication).</text:span></text:p>
      <text:p text:style-name="P5"/>
      <text:p text:style-name="P6">Audio Electronics 1<text:tab/><text:tab/><text:tab/><text:tab/><text:tab/><text:tab/><text:tab/>Fall 2010 to <text:span text:style-name="T3">Fall 2012</text:span></text:p>
      <text:p text:style-name="P5"><text:tab/><text:span text:style-name="T20">B</text:span>asic concepts of electronics/circuitry as they relate to audio. <text:span text:style-name="T25">Culminated with</text:span> an exhibition of David Tudor’s Rainforest IV.</text:p>
      <text:p text:style-name="P37"/>
      <text:p text:style-name="P37"/>
      <text:h text:style-name="P55" text:outline-level="5">California Institute of the Arts, Valencia, CA</text:h>
      <text:p text:style-name="P5">Supercollider 3 - Teaching Assistant/Tutor<text:tab/><text:tab/><text:tab/><text:tab/><text:tab/>2007 to 2009</text:p>
      <text:p text:style-name="P5"><text:tab/>Private tutoring/classes to graduate and undergraduate students in the Supercollider 3 audio programming language.</text:p>
      <text:p text:style-name="P5"/>
      <text:p text:style-name="P5"/>
      <text:p text:style-name="P46">University of Wisconsin – Eau Claire, Eau Claire, WI</text:p>
      <text:p text:style-name="P47">Twentieth Century Techniques - Teaching Assistant/Tutor<text:tab/><text:tab/><text:tab/>2005 to 2007</text:p>
      <text:p text:style-name="P47"><text:tab/>Core theory requirement for all Music majors. Included early twentieth century composition, serialism, set theory, and minimalism.</text:p>
      <text:p text:style-name="P5"/>
      <text:p text:style-name="P5">Postmodernism - Course Design, Instructor, Tutor<text:tab/><text:tab/><text:tab/><text:tab/><text:tab/>2006</text:p>
      <text:p text:style-name="P5"><text:tab/>Core Philosophy class required for all Philosophy majors. Covered </text:p>
      <text:p text:style-name="P5">the transition from Existentialism to Postmodernism, included study of Lyotard, Baudrillard, Derrida, and Zizek.</text:p>
      <text:p text:style-name="P5"/>
      <text:p text:style-name="P5"/>
      <text:p text:style-name="P5"/>
      <text:h text:style-name="P75" text:outline-level="2">Guest Lecture<text:span text:style-name="T22">s</text:span></text:h>
      <text:h text:style-name="P56" text:outline-level="5"/>
      <text:h text:style-name="P56" text:outline-level="5">California Institute of the Arts, Valencia, CA</text:h>
      <text:p text:style-name="P28"><text:span text:style-name="T33">C</text:span><text:span text:style-name="T32">reative Music Electronics<text:tab/><text:tab/><text:tab/><text:tab/><text:tab/><text:tab/><text:tab/><text:tab/>Spring 2015</text:span></text:p>
      <text:p text:style-name="P24"><text:tab/>Critiqued and coached students regarding successful electro-acoustic performance practices in Mark Trayle's class in the School of Music.</text:p>
      <text:p text:style-name="P16"/>
      <text:p text:style-name="P16"><text:span text:style-name="T18">Rhode Island School of Design, Providence, RI<text:tab/><text:tab/><text:tab/><text:tab/><text:tab/></text:span><text:span text:style-name="T16">Spring 2013</text:span></text:p>
      <text:p text:style-name="P22">Micro Experiences Lab</text:p>
      <text:p text:style-name="P22"><text:soft-page-break/><text:tab/>Guest Critic. Critiqued students' Final Project proposals in Shona Kitchen's class in the Digital Media program.</text:p>
      <text:p text:style-name="P17"/>
      <text:p text:style-name="P17">Art Center College of Design, <text:s/>Pasadena, CA<text:tab/><text:tab/><text:tab/><text:tab/><text:tab/></text:p>
      <text:p text:style-name="P23">Introduction to Electronics + Arduino<text:tab/><text:tab/><text:tab/><text:tab/><text:tab/><text:tab/>Fall 2012</text:p>
      <text:p text:style-name="P23"><text:tab/>Two-week lecture and workshop for Graduate Environment Design students in Kenneth Cameron's Ambient Media + Interactivity class. <text:span text:style-name="T23">Introduced basic electronics as well as the fundamentals necessary to prototype with Arduino.</text:span></text:p>
      <text:p text:style-name="P18"/>
      <text:p text:style-name="P19"><text:span text:style-name="T3">Pomona Collage, </text:span><text:span text:style-name="T8">Claremont, CA</text:span></text:p>
      <text:p text:style-name="P4">thresholds<text:tab/><text:tab/><text:tab/><text:tab/><text:tab/><text:tab/><text:tab/><text:tab/><text:tab/><text:tab/>Fall 2012</text:p>
      <text:p text:style-name="P20"><text:span text:style-name="T10"><text:tab/>Lead students in Mark Allen's </text:span><text:span text:style-name="T12">Junior/Senior Art Major Seminar</text:span><text:span text:style-name="T9"> </text:span><text:span text:style-name="T10">through “thresholds,” </text:span><text:span text:style-name="T9">a participatory performance/installation </text:span><text:span text:style-name="T10">exploring</text:span><text:span text:style-name="T9"> silence and the process of listening. </text:span><text:span text:style-name="T11">C</text:span><text:span text:style-name="T10">ulminated</text:span><text:span text:style-name="T9"> in a group installation of various circuits tuned </text:span><text:span text:style-name="T10">to</text:span><text:span text:style-name="T9"> the ambient characteristics of the room.</text:span><text:span text:style-name="T13"><text:line-break/></text:span></text:p>
      <text:p text:style-name="P15">Otis College of Art and Design, Los Angeles, CA</text:p>
      <text:p text:style-name="P21">Circuit Bending<text:tab/><text:tab/><text:tab/><text:tab/><text:tab/><text:tab/><text:tab/><text:tab/><text:tab/>2011</text:p>
      <text:p text:style-name="P21"><text:tab/>Lecture and workshop covering basic electronics for Artists, as well as an introduction to Circuit Bending, <text:span text:style-name="T14">in Adam Overton's Moving Parts class</text:span>. Assisted students in circuit bending a sound-making children's toy.</text:p>
      <text:p text:style-name="P21"/>
      <text:h text:style-name="P55" text:outline-level="5">California Institute of the Arts, Valencia, CA</text:h>
      <text:p text:style-name="P5">Wacom Tablet<text:tab/><text:tab/><text:tab/><text:tab/><text:tab/><text:tab/><text:tab/><text:tab/><text:tab/><text:tab/>2009</text:p>
      <text:p text:style-name="P5"><text:tab/>Lecture on Instrument Design for the Intuos3 Wacom Tablet in Mark Trayle’s Supercollider class.</text:p>
      <text:p text:style-name="P5"/>
      <text:h text:style-name="P55" text:outline-level="5">University of Wisconsin – Eau Claire, Eau Claire, WI</text:h>
      <text:p text:style-name="P5">Minimalism: an Overview and Analysis<text:tab/><text:tab/><text:tab/><text:tab/><text:tab/><text:tab/>2005 to 2007</text:p>
      <text:p text:style-name="P37"><text:tab/>Two day lecture to students in the Twentieth Century Techniques class. Included analysis of Steve Reich’s “Music for 18 Musicians” and Terry Riley’s “In C.”</text:p>
      <text:p text:style-name="P5"/>
      <text:p text:style-name="P5">John Cage’s 4’33”<text:tab/><text:tab/><text:tab/><text:tab/><text:tab/><text:tab/><text:tab/><text:tab/><text:tab/>2006</text:p>
      <text:p text:style-name="P5"><text:tab/>Lecture given to Philosophy students in the Postmodernism class. Included a performance of the piece on Alto Saxophone.</text:p>
      <text:p text:style-name="P5"/>
      <text:p text:style-name="P5"/>
      <text:p text:style-name="P5"/>
      <text:h text:style-name="P75" text:outline-level="2">Curatorial Experience</text:h>
      <text:p text:style-name="P5"/>
      <text:p text:style-name="P5">Experimental Music Yearbook<text:tab/><text:tab/><text:tab/><text:tab/><text:tab/><text:tab/>2009 to present</text:p>
      <text:p text:style-name="P41"><text:tab/><text:span text:style-name="T19">Co-founder and c</text:span>uratorial/editorial staff member for this web-journal of new pieces of experimental music, the publication of which coincides with a multi-day festival throughout <text:span text:style-name="T19">the US</text:span>, for which I also <text:span text:style-name="T19">act</text:span> as producer. With Michael Pisaro (2009), Sara Roberts (2010), Scott Cazan (2011 – <text:span text:style-name="T25">present</text:span>), Laura Steenberge (2012), <text:span text:style-name="T19">Olivia Block (2014), Travis Just (2015)</text:span>, and John P. Hastings (2009 – present). http://www.experimentalmusicyearbook.com</text:p>
      <text:h text:style-name="P55" text:outline-level="5"><text:soft-page-break/></text:h>
      <text:h text:style-name="P55" text:outline-level="5"/>
      <text:h text:style-name="P75" text:outline-level="2">Administrative Experience</text:h>
      <text:h text:style-name="P55" text:outline-level="5"/>
      <text:h text:style-name="P55" text:outline-level="5">REDCAT, Los Angeles, CA</text:h>
      <text:p text:style-name="P5">Publicity and Promotion Assistant<text:tab/><text:tab/><text:tab/><text:tab/>Summer 2008 to Spring 2009</text:p>
      <text:p text:style-name="P37"><text:tab/>Promotional work, extensive emailing, and web-posting, of CalArts School of Music events at REDCAT, under the supervision of Lauren Pratt.</text:p>
      <text:p text:style-name="P37"/>
      <text:p text:style-name="P37"/>
      <text:p text:style-name="P35">California Institute of the Arts, Valencia, CA</text:p>
      <text:p text:style-name="P37">Composition Coordinator<text:tab/><text:tab/><text:tab/><text:tab/><text:tab/>Fall 2007 to Summer 2009</text:p>
      <text:p text:style-name="P5"><text:tab/>Promotional work, managed publicity for guest artist appearances and concerts, professional opportunities for students, and performed various administrative duties for the Composition Department under Mark Trayle and Michael Pisaro.</text:p>
      <text:p text:style-name="P5"/>
      <text:p text:style-name="P5"/>
      <text:p text:style-name="P5"/>
      <text:h text:style-name="P75" text:outline-level="2">Music Copyist Experience</text:h>
      <text:p text:style-name="P5"/>
      <text:p text:style-name="P5">Changes, 64 pieces for 6 Harps, by Jim Tenney<text:tab/><text:tab/><text:tab/>Winter 2009 to present</text:p>
      <text:p text:style-name="P5"><text:tab/>Copy-editing, archiving, transcription, and engraving for this incomplete set of pieces, to lead to future publication, recordings, and performances. Under Lauren Pratt, with Michael Winter.</text:p>
      <text:p text:style-name="P5"/>
      <text:p text:style-name="P5"/>
      <text:p text:style-name="P5"/>
      <text:h text:style-name="P75" text:outline-level="2">Computer/Technical</text:h>
      <text:p text:style-name="P12"/>
      <text:p text:style-name="P12">Supercollider, Electronics/Circuit Design, <text:span text:style-name="T48">EAGLE</text:span>, Python, Arduino, Linux (Ubuntu, Debian), Rapid Prototyping with Laser Cutters and 3D Printers, Embedded Systems, Digital Signal Processing, Sound Design, Field Recording, <text:s/>Git/Version Control, Java, Javascript, Processing, Max/MSP/Jitter, Pure Data, HTML, Music Notation with Lilypond and Sibelius, Extensive knowledge of Mac OS</text:p>
      <text:p text:style-name="P5"/>
      <text:p text:style-name="P5"/>
      <text:p text:style-name="P5"/>
      <text:h text:style-name="P75" text:outline-level="2">Memberships</text:h>
      <text:p text:style-name="P5"/>
      <text:p text:style-name="P5">American Society of Composers, Authors, and Publishers (ASCAP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Courier New" svg:font-family="'Courier New'" style:font-pitch="variable"/>
    <style:font-face style:name="Times" svg:font-family="Times" style:font-pitch="variable"/>
    <style:font-face style:name="Times1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" fo:font-family="Times" style:font-pitch="variable" fo:font-size="12pt" fo:language="en" fo:country="US" style:font-name-asian="Times" style:font-family-asian="Times" style:font-pitch-asian="variable" style:font-size-asian="12pt" style:font-name-complex="Times" style:font-family-complex="Time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tyle="italic" style:font-style-asian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>
        <style:tab-stops>
          <style:tab-stop style:position="0.1in"/>
          <style:tab-stop style:position="2.5in"/>
          <style:tab-stop style:position="5in" style:type="right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in" fo:margin-bottom="0in" loext:contextual-spacing="false" fo:text-align="end" style:justify-single-word="false" fo:text-indent="0.5in" style:auto-text-indent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Text_20_body_20_indent" style:display-name="Text body indent" style:family="paragraph" style:parent-style-name="Standard" style:class="text">
      <style:paragraph-properties fo:margin-left="1in" fo:margin-right="0in" fo:margin-top="0in" fo:margin-bottom="0in" loext:contextual-spacing="false" fo:text-indent="0in" style:auto-text-indent="false"/>
    </style:style>
    <style:style style:name="Normal_20__28_Web_29_" style:display-name="Normal (Web)" style:family="paragraph" style:parent-style-name="Standard">
      <style:paragraph-properties fo:margin-top="0.1945in" fo:margin-bottom="0.0799in" loext:contextual-spacing="false"/>
      <style:text-properties fo:font-size="10pt" style:font-size-asian="10pt" style:language-asian="en" style:country-asian="U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pitch="variable" style:font-charset="x-symbol"/>
    </style:style>
    <style:style style:name="WW8Num1z1" style:family="text">
      <style:text-properties style:font-name="Courier New" fo:font-family="'Courier New'" style:font-pitch="variable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Symbol" fo:font-family="Symbol" style:font-pitch="variable" style:font-charset="x-symbol"/>
    </style:style>
    <style:style style:name="WW8Num2z1" style:family="text">
      <style:text-properties style:font-name="Courier New" fo:font-family="'Courier New'" style:font-pitch="variable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pitch="variable" style:font-charset="x-symbol"/>
    </style:style>
    <style:style style:name="WW8Num3z1" style:family="text">
      <style:text-properties style:font-name="Courier New" fo:font-family="'Courier New'" style:font-pitch="variable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pitch="variable" style:font-charset="x-symbol"/>
    </style:style>
    <style:style style:name="WW8Num4z1" style:family="text">
      <style:text-properties style:font-name="Courier New" fo:font-family="'Courier New'" style:font-pitch="variable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pitch="variable" style:font-charset="x-symbol"/>
    </style:style>
    <style:style style:name="WW8Num5z1" style:family="text">
      <style:text-properties style:font-name="Courier New" fo:font-family="'Courier New'" style:font-pitch="variable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6z0" style:family="text">
      <style:text-properties style:font-name="Symbol" fo:font-family="Symbol" style:font-pitch="variable" style:font-charset="x-symbol"/>
    </style:style>
    <style:style style:name="WW8Num6z1" style:family="text">
      <style:text-properties style:font-name="Courier New" fo:font-family="'Courier New'" style:font-pitch="variable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pitch="variable" style:font-charset="x-symbol"/>
    </style:style>
    <style:style style:name="WW8Num7z1" style:family="text">
      <style:text-properties style:font-name="Courier New" fo:font-family="'Courier New'" style:font-pitch="variable"/>
    </style:style>
    <style:style style:name="WW8Num7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fo:color="#000000" officeooo:rsid="00178a23" officeooo:paragraph-rsid="00178a23"/>
    </style:style>
    <style:style style:name="MP3" style:family="paragraph" style:parent-style-name="Standard">
      <style:paragraph-properties fo:text-align="end" style:justify-single-word="false"/>
      <style:text-properties fo:color="#000000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Heading_20_1">
      <style:paragraph-properties fo:text-align="end" style:justify-single-word="false"/>
      <style:text-properties style:font-name="Times New Roman" fo:font-weight="bold" style:font-weight-asian="bold"/>
    </style:style>
    <style:style style:name="MP6" style:family="paragraph" style:parent-style-name="Header">
      <style:paragraph-properties fo:text-align="end" style:justify-single-word="false"/>
    </style:style>
    <style:style style:name="MP7" style:family="paragraph" style:parent-style-name="Header">
      <style:paragraph-properties fo:text-align="end" style:justify-single-word="false"/>
      <style:text-properties style:font-name="Times New Roman"/>
    </style:style>
    <style:style style:name="MP8" style:family="paragraph" style:parent-style-name="Header">
      <style:paragraph-properties fo:text-align="center" style:justify-single-word="false"/>
      <style:text-properties style:font-name="Times New Roman"/>
    </style:style>
    <style:style style:name="MT1" style:family="text">
      <style:text-properties style:font-name="Times New Roman"/>
    </style:style>
    <style:style style:name="MT2" style:family="text">
      <style:text-properties fo:color="#000000" style:font-name="Times New Roman" style:text-underline-style="non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h text:style-name="Heading_20_3" text:outline-level="3">Casey Anderson</text:h>
        <text:p text:style-name="MP1">www.caseyanderson.com</text:p>
        <text:p text:style-name="MP1">casey.thomas.anderson@gmail.com</text:p>
        <text:p text:style-name="MP2">974 W. Kensington Rd, Apt. 9</text:p>
        <text:p text:style-name="MP3">Los Angeles, CA, 90026</text:p>
        <text:p text:style-name="MP3">213-453-0807</text:p>
        <text:p text:style-name="MP1"/>
      </style:header>
      <style:footer>
        <text:p text:style-name="MP4"><text:span text:style-name="Page_20_Number"><text:span text:style-name="MT1"><text:page-number text:select-page="current">6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h text:style-name="MP5" text:outline-level="1">Casey Thomas Anderson</text:h>
        <text:p text:style-name="MP6"><text:a xlink:type="simple" xlink:href="mailto:casey.thomas.anderson@gmail.com" text:style-name="Internet_20_link" text:visited-style-name="Visited_20_Internet_20_Link"><text:span text:style-name="Internet_20_link"><text:span text:style-name="MT2">casey.thomas.anderson@gmail.com</text:span></text:span></text:a></text:p>
        <text:p text:style-name="MP7">651-983-1334</text:p>
        <text:p text:style-name="MP7">223 1/2 Joy St,</text:p>
        <text:p text:style-name="MP7">Los Angeles, CA, 90042</text:p>
        <text:p text:style-name="MP8"/>
      </style:header>
      <style:footer>
        <text:p text:style-name="MP4"><text:span text:style-name="Page_20_Number"><text:span text:style-name="MT1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ducation</dc:title>
    <meta:initial-creator>casey anderson</meta:initial-creator>
    <meta:creation-date>2011-06-06T22:09:00</meta:creation-date>
    <dc:date>2016-09-14T15:20:14.742301000</dc:date>
    <meta:print-date>2011-09-15T21:37:00</meta:print-date>
    <meta:editing-cycles>80</meta:editing-cycles>
    <meta:editing-duration>P2DT21H18M59S</meta:editing-duration>
    <meta:generator>LibreOffice/4.3.5.2$MacOSX_x86 LibreOffice_project/3a87456aaa6a95c63eea1c1b3201acedf0751bd5</meta:generator>
    <meta:document-statistic meta:table-count="0" meta:image-count="0" meta:object-count="0" meta:page-count="6" meta:paragraph-count="156" meta:word-count="1643" meta:character-count="11817" meta:non-whitespace-character-count="10141"/>
  </office:meta>
</office:document-meta>
</file>